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BMPlexMono, monospace," svg:font-family="'IBMPlexMono, monospace,', 'Droid Sans Fallback', ', 'Droid Sans Mono',', ', monospace,', monospace, ', 'Droid Sans Fallback', 'font-weight: normal', 'font-size: 12px', 'line-height: 18px', 'white-space: pre'"/>
    <style:font-face style:name="Inter" svg:font-family="Inter, system-ui, apple-system, BlinkMacSystemFont, 'Segoe UI', Roboto, Oxygen, Ubuntu, Cantarell, 'Fira Sans', 'Droid Sans',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i-monospace" svg:font-family="ui-monospace, SFMono-Regular, 'SF Mono', Menlo, Consolas, 'Liberation Mono', monospace"/>
  </office:font-face-decls>
  <office:automatic-styles>
    <style:style style:name="Table1" style:family="table">
      <style:table-properties style:width="12.434cm" table:align="left"/>
    </style:style>
    <style:style style:name="Table1.A" style:family="table-column">
      <style:table-column-properties style:column-width="5.08cm"/>
    </style:style>
    <style:style style:name="Table1.B" style:family="table-column">
      <style:table-column-properties style:column-width="7.354cm"/>
    </style:style>
    <style:style style:name="Table1.A1" style:family="table-cell">
      <style:table-cell-properties style:vertical-align="middle" fo:padding="0cm" fo:border="none"/>
    </style:style>
    <style:style style:name="Table1.B1" style:family="table-cell">
      <style:table-cell-properties fo:padding="0.049cm" fo:border="none"/>
    </style:style>
    <style:style style:name="Table1.2" style:family="table-row">
      <style:table-row-properties fo:background-color="transparent">
        <style:background-image/>
      </style:table-row-properties>
    </style:style>
    <style:style style:name="P1" style:family="paragraph" style:parent-style-name="Standard">
      <style:text-properties officeooo:rsid="0017bf40" officeooo:paragraph-rsid="0017bf40"/>
    </style:style>
    <style:style style:name="P2" style:family="paragraph" style:parent-style-name="Standard">
      <style:text-properties officeooo:rsid="00235adb" officeooo:paragraph-rsid="00235adb"/>
    </style:style>
    <style:style style:name="P3" style:family="paragraph" style:parent-style-name="Standard">
      <style:text-properties fo:font-variant="normal" fo:text-transform="none" fo:color="#212121" loext:opacity="100%" style:font-name="Inter" fo:font-size="9pt" fo:letter-spacing="normal" fo:font-style="normal" fo:font-weight="normal" officeooo:rsid="00235adb" officeooo:paragraph-rsid="00235adb"/>
    </style:style>
    <style:style style:name="P4" style:family="paragraph" style:parent-style-name="Standard">
      <style:text-properties fo:font-variant="normal" fo:text-transform="none" fo:color="#000000" loext:opacity="100%" style:font-name="IBMPlexMono, monospace," fo:font-size="9pt" fo:letter-spacing="normal" fo:font-style="normal" fo:font-weight="normal" officeooo:rsid="00235adb" officeooo:paragraph-rsid="00235adb" fo:background-color="#fffffe"/>
    </style:style>
    <style:style style:name="P5" style:family="paragraph" style:parent-style-name="Standard">
      <style:text-properties fo:color="#000000" loext:opacity="100%" style:font-name="IBMPlexMono, monospace," fo:background-color="#fffffe"/>
    </style:style>
    <style:style style:name="P6" style:family="paragraph" style:parent-style-name="Standard">
      <style:text-properties fo:color="#0451a5" loext:opacity="100%" style:font-name="IBMPlexMono, monospace," fo:background-color="#fffffe"/>
    </style:style>
    <style:style style:name="P7" style:family="paragraph" style:parent-style-name="Standard">
      <style:text-properties officeooo:rsid="002a87b2" officeooo:paragraph-rsid="002a87b2"/>
    </style:style>
    <style:style style:name="P8" style:family="paragraph" style:parent-style-name="Standard">
      <style:text-properties officeooo:rsid="002ce8f9" officeooo:paragraph-rsid="002ce8f9"/>
    </style:style>
    <style:style style:name="P9" style:family="paragraph" style:parent-style-name="Standard">
      <style:text-properties officeooo:rsid="002ed5eb" officeooo:paragraph-rsid="002ed5eb"/>
    </style:style>
    <style:style style:name="P10" style:family="paragraph" style:parent-style-name="Preformatted_20_Text">
      <style:paragraph-properties fo:padding="0.049cm" fo:border="0.06pt solid #d9d9e3"/>
      <style:text-properties loext:padding="0.049cm" loext:border="0.06pt solid #d9d9e3"/>
    </style:style>
    <style:style style:name="P11" style:family="paragraph" style:parent-style-name="Preformatted_20_Text">
      <style:paragraph-properties fo:margin-top="0cm" fo:margin-bottom="0.499cm" style:contextual-spacing="false" fo:padding="0.049cm" fo:border="0.06pt solid #d9d9e3"/>
    </style:style>
    <style:style style:name="P12" style:family="paragraph" style:parent-style-name="Preformatted_20_Text">
      <style:paragraph-properties fo:padding="0.049cm" fo:border="0.06pt solid #d9d9e3"/>
    </style:style>
    <style:style style:name="P13" style:family="paragraph" style:parent-style-name="Standard">
      <style:text-properties officeooo:rsid="00235adb" officeooo:paragraph-rsid="00235adb"/>
    </style:style>
    <style:style style:name="P14" style:family="paragraph" style:parent-style-name="Table_20_Contents">
      <style:paragraph-properties style:line-height-at-least="0.529cm"/>
      <style:text-properties style:font-name="ui-monospace" fo:font-size="9pt"/>
    </style:style>
    <style:style style:name="P15" style:family="paragraph" style:parent-style-name="Table_20_Contents">
      <style:text-properties fo:font-size="2pt" style:font-size-asian="2pt" style:font-size-complex="2pt"/>
    </style:style>
    <style:style style:name="P16" style:family="paragraph" style:parent-style-name="Text_20_body">
      <style:paragraph-properties fo:padding="0.049cm" fo:border="0.06pt solid #d9d9e3"/>
      <style:text-properties loext:padding="0.049cm" loext:border="0.06pt solid #d9d9e3"/>
    </style:style>
    <style:style style:name="P17" style:family="paragraph" style:parent-style-name="Text_20_body">
      <style:paragraph-properties fo:margin-top="0cm" fo:margin-bottom="0cm" style:contextual-spacing="false"/>
      <style:text-properties loext:padding="0.049cm" loext:border="0.06pt solid #d9d9e3"/>
    </style:style>
    <style:style style:name="P18" style:family="paragraph" style:parent-style-name="Text_20_body">
      <style:paragraph-properties fo:padding="0.049cm" fo:border="0.06pt solid #d9d9e3"/>
    </style:style>
    <style:style style:name="P19" style:family="paragraph" style:parent-style-name="Text_20_body">
      <style:text-properties officeooo:rsid="00235adb" officeooo:paragraph-rsid="00235adb" loext:padding="0.049cm" loext:border="0.06pt solid #d9d9e3"/>
    </style:style>
    <style:style style:name="T1" style:family="text">
      <style:text-properties fo:color="#a31515" loext:opacity="100%"/>
    </style:style>
    <style:style style:name="T2" style:family="text">
      <style:text-properties fo:color="#0451a5" loext:opacity="100%"/>
    </style:style>
    <style:style style:name="T3" style:family="text">
      <style:text-properties officeooo:rsid="002ed5eb"/>
    </style:style>
    <style:style style:name="T4" style:family="text">
      <style:text-properties loext:padding="0.049cm" loext:border="0.06pt solid #d9d9e3"/>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Mysql task management</text:p>
      <text:p text:style-name="Standard"/>
      <text:p text:style-name="Standard"/>
      <text:p text:style-name="Standard"><text:s/>sudo mysql -u root -p</text:p>
      <text:p text:style-name="Standard">[sudo] password for malar: </text:p>
      <text:p text:style-name="Standard">Enter password: </text:p>
      <text:p text:style-name="Standard">Welcome to the MySQL monitor. <text:s/>Commands end with ; or \g.</text:p>
      <text:p text:style-name="Standard">Your MySQL connection id is 11</text:p>
      <text:p text:style-name="Standard">Server version: 8.0.32-0ubuntu0.22.04.2 (Ubuntu)</text:p>
      <text:p text:style-name="Standard"/>
      <text:p text:style-name="Standard">Copyright (c) 2000, 2023, Oracle and/or its affiliates.</text:p>
      <text:p text:style-name="Standard"/>
      <text:p text:style-name="Standard">Oracle is a registered trademark of Oracle Corporation and/or its</text:p>
      <text:p text:style-name="Standard">affiliates. Other names may be trademarks of their respective</text:p>
      <text:p text:style-name="Standard">owners.</text:p>
      <text:p text:style-name="Standard"/>
      <text:p text:style-name="Standard">Type 'help;' or '\h' for help. Type '\c' to clear the current input statement.</text:p>
      <text:p text:style-name="Standard"/>
      <text:p text:style-name="Standard"/>
      <text:p text:style-name="Standard">mysql&gt; CREATE database taskmanagement;</text:p>
      <text:p text:style-name="Standard">Query OK, 1 row affected (0.11 sec)</text:p>
      <text:p text:style-name="Standard"/>
      <text:p text:style-name="Standard">mysql&gt; show databases;</text:p>
      <text:p text:style-name="Standard">+--------------------+</text:p>
      <text:p text:style-name="Standard">| Database <text:s text:c="10"/>|</text:p>
      <text:p text:style-name="Standard">+--------------------+</text:p>
      <text:p text:style-name="Standard">| information_schema |</text:p>
      <text:p text:style-name="Standard">| mysql <text:s text:c="13"/>|</text:p>
      <text:p text:style-name="Standard">| performance_schema |</text:p>
      <text:p text:style-name="Standard">| taskmanagement <text:s text:c="4"/>|</text:p>
      <text:p text:style-name="Standard">+--------------------+</text:p>
      <text:p text:style-name="Standard">4 rows in set (0.00 sec)</text:p>
      <text:p text:style-name="Standard"/>
      <text:p text:style-name="Standard">mysql&gt; use taskmanagement;</text:p>
      <text:p text:style-name="Standard">Database changed</text:p>
      <text:p text:style-name="Standard">mysql&gt; show tables;</text:p>
      <text:p text:style-name="Standard">Empty set (0.00 sec)</text:p>
      <text:p text:style-name="Standard"/>
      <text:p text:style-name="Standard">mysql&gt; CREATE TABLE users (</text:p>
      <text:p text:style-name="Standard"><text:s text:c="4"/>-&gt; <text:s text:c="2"/>id INT PRIMARY KEY AUTO_INCREMENT,</text:p>
      <text:p text:style-name="Standard"><text:s text:c="4"/>-&gt; <text:s text:c="2"/>first_name VARCHAR(255),</text:p>
      <text:p text:style-name="Standard"><text:s text:c="4"/>-&gt; <text:s text:c="2"/>last_name VARCHAR(255),</text:p>
      <text:p text:style-name="Standard"><text:s text:c="4"/>-&gt; <text:s text:c="2"/>email VARCHAR(255),</text:p>
      <text:p text:style-name="Standard"><text:s text:c="4"/>-&gt; <text:s text:c="2"/>username VARCHAR(255) NOT NULL,</text:p>
      <text:p text:style-name="Standard"><text:s text:c="4"/>-&gt; <text:s text:c="2"/>password VARCHAR(255) NOT NULL</text:p>
      <text:p text:style-name="Standard"><text:s text:c="4"/>-&gt; );</text:p>
      <text:p text:style-name="Standard">Query OK, 0 rows affected (0.94 sec)</text:p>
      <text:p text:style-name="Standard"/>
      <text:p text:style-name="Standard">mysql&gt; show tables;</text:p>
      <text:p text:style-name="Standard">+--------------------------+</text:p>
      <text:p text:style-name="Standard">| Tables_in_taskmanagement |</text:p>
      <text:p text:style-name="Standard"><text:soft-page-break/>+--------------------------+</text:p>
      <text:p text:style-name="Standard">| users <text:s text:c="19"/>|</text:p>
      <text:p text:style-name="Standard">+--------------------------+</text:p>
      <text:p text:style-name="Standard">1 row in set (0.01 sec)</text:p>
      <text:p text:style-name="Standard">mysql&gt; describe users;</text:p>
      <text:p text:style-name="Standard">+------------+--------------+------+-----+---------+----------------+</text:p>
      <text:p text:style-name="Standard">| Field <text:s text:c="5"/>| Type <text:s text:c="8"/>| Null | Key | Default | Extra <text:s text:c="9"/>|</text:p>
      <text:p text:style-name="Standard">+------------+--------------+------+-----+---------+----------------+</text:p>
      <text:p text:style-name="Standard">| id <text:s text:c="8"/>| int <text:s text:c="9"/>| NO <text:s text:c="2"/>| PRI | NULL <text:s text:c="3"/>| auto_increment |</text:p>
      <text:p text:style-name="Standard">| first_name | varchar(255) | YES <text:s/>| <text:s text:c="4"/>| NULL <text:s text:c="3"/>| <text:s text:c="15"/>|</text:p>
      <text:p text:style-name="Standard">| last_name <text:s/>| varchar(255) | YES <text:s/>| <text:s text:c="4"/>| NULL <text:s text:c="3"/>| <text:s text:c="15"/>|</text:p>
      <text:p text:style-name="Standard">| email <text:s text:c="5"/>| varchar(255) | YES <text:s/>| <text:s text:c="4"/>| NULL <text:s text:c="3"/>| <text:s text:c="15"/>|</text:p>
      <text:p text:style-name="Standard">| username <text:s text:c="2"/>| varchar(255) | NO <text:s text:c="2"/>| <text:s text:c="4"/>| NULL <text:s text:c="3"/>| <text:s text:c="15"/>|</text:p>
      <text:p text:style-name="Standard">| password <text:s text:c="2"/>| varchar(255) | NO <text:s text:c="2"/>| <text:s text:c="4"/>| NULL <text:s text:c="3"/>| <text:s text:c="15"/>|</text:p>
      <text:p text:style-name="Standard">+------------+--------------+------+-----+---------+----------------+</text:p>
      <text:p text:style-name="Standard">6 rows in set (0.01 sec)</text:p>
      <text:p text:style-name="Standard">mysql&gt; INSERT INTO users(first_name,last_name,email,username,password)</text:p>
      <text:p text:style-name="Standard"><text:s text:c="4"/>-&gt; VALUES</text:p>
      <text:p text:style-name="Standard"><text:s text:c="4"/>-&gt; ('pari','valavan','pari@gmail.com','parivalavan','12345'),</text:p>
      <text:p text:style-name="Standard"><text:s text:c="4"/>-&gt; ('ezhil','venba','ezhil@gmail.com','ezhilvenba','abcdef'),</text:p>
      <text:p text:style-name="Standard"><text:s text:c="4"/>-&gt; ('selva','raj','selvam@gmail.com','selvaraj','mnopqr');</text:p>
      <text:p text:style-name="Standard">Query OK, 3 rows affected (0.29 sec)</text:p>
      <text:p text:style-name="Standard">Records: 3 <text:s/>Duplicates: 0 <text:s/>Warnings: 0</text:p>
      <text:p text:style-name="Standard"/>
      <text:p text:style-name="Standard">mysql&gt; select * from users;</text:p>
      <text:p text:style-name="Standard">+----+------------+-----------+------------------+-------------+----------+</text:p>
      <text:p text:style-name="Standard">| id | first_name | last_name | email <text:s text:c="11"/>| username <text:s text:c="3"/>| password |</text:p>
      <text:p text:style-name="Standard">+----+------------+-----------+------------------+-------------+----------+</text:p>
      <text:p text:style-name="Standard">| <text:s/>1 | pari <text:s text:c="6"/>| valavan <text:s text:c="2"/>| pari@gmail.com <text:s text:c="2"/>| parivalavan | 12345 <text:s text:c="3"/>|</text:p>
      <text:p text:style-name="Standard">| <text:s/>2 | ezhil <text:s text:c="5"/>| venba <text:s text:c="4"/>| ezhil@gmail.com <text:s/>| ezhilvenba <text:s/>| abcdef <text:s text:c="2"/>|</text:p>
      <text:p text:style-name="Standard">| <text:s/>3 | selva <text:s text:c="5"/>| raj <text:s text:c="6"/>| selvam@gmail.com | selvaraj <text:s text:c="3"/>| mnopqr <text:s text:c="2"/>|</text:p>
      <text:p text:style-name="Standard">+----+------------+-----------+------------------+-------------+----------+</text:p>
      <text:p text:style-name="Standard">3 rows in set (0.00 sec)</text:p>
      <text:p text:style-name="Standard">mysql&gt; ALTER TABLE users </text:p>
      <text:p text:style-name="Standard"><text:s text:c="4"/>-&gt; ADD createdAt TIMESTAMP NOT NULL DEFAULT CURRENT_TIMESTAMP,</text:p>
      <text:p text:style-name="Standard"><text:s text:c="4"/>-&gt; ADD updatedAt TIMESTAMP NOT NULL DEFAULT CURRENT_TIMESTAMP ON UPDATE CURRENT_TIMESTAMP;</text:p>
      <text:p text:style-name="Standard">Query OK, 0 rows affected (1.43 sec)</text:p>
      <text:p text:style-name="Standard">Records: 0 <text:s/>Duplicates: 0 <text:s/>Warnings: 0</text:p>
      <text:p text:style-name="Standard"/>
      <text:p text:style-name="Standard">mysql&gt; select * from users;</text:p>
      <text:p text:style-name="Standard">+----+------------+-----------+------------------+-------------+----------+---------------------+---------------------+</text:p>
      <text:p text:style-name="Standard">| id | first_name | last_name | email <text:s text:c="11"/>| username <text:s text:c="3"/>| password | createdAt <text:s text:c="10"/>| updatedAt <text:s text:c="10"/>|</text:p>
      <text:p text:style-name="Standard">+----+------------+-----------+------------------+-------------+----------+---------------------+---------------------+</text:p>
      <text:p text:style-name="Standard">| <text:s/>1 | pari <text:s text:c="6"/>| valavan <text:s text:c="2"/>| pari@gmail.com <text:s text:c="2"/>| parivalavan | 12345 <text:s text:c="3"/>| 2023-03-31 12:35:18 | 2023-03-31 12:35:18 |</text:p>
      <text:p text:style-name="Standard">| <text:s/>2 | ezhil <text:s text:c="5"/>| venba <text:s text:c="4"/>| ezhil@gmail.com <text:s/>| ezhilvenba <text:s/>| abcdef <text:s text:c="2"/>| 2023-03-31 12:35:18 | 2023-03-31 12:35:18 |</text:p>
      <text:p text:style-name="Standard"><text:soft-page-break/>| <text:s/>3 | selva <text:s text:c="5"/>| raj <text:s text:c="6"/>| selvam@gmail.com | selvaraj <text:s text:c="3"/>| mnopqr <text:s text:c="2"/>| 2023-03-31 12:35:18 | 2023-03-31 12:35:18 |</text:p>
      <text:p text:style-name="Standard">+----+------------+-----------+------------------+-------------+----------+---------------------+---------------------+</text:p>
      <text:p text:style-name="Standard">3 rows in set (0.08 sec)</text:p>
      <text:p text:style-name="Standard">INSERT INTO users(first_name,last_name,email,username,password)</text:p>
      <text:p text:style-name="Standard"><text:s text:c="4"/>-&gt; VALUES('pon','malar','pon@gmail','ponmalar', md5('abc'));</text:p>
      <text:p text:style-name="Standard">Query OK, 1 row affected (0.97 sec)</text:p>
      <text:p text:style-name="Standard"/>
      <text:p text:style-name="Standard">mysql&gt; select * from users;</text:p>
      <text:p text:style-name="Standard">+----+------------+-----------+------------------+-------------+----------------------------------+---------------------+---------------------+</text:p>
      <text:p text:style-name="Standard">| id | first_name | last_name | email <text:s text:c="11"/>| username <text:s text:c="3"/>| password <text:s text:c="24"/>| createdAt <text:s text:c="10"/>| updatedAt <text:s text:c="10"/>|</text:p>
      <text:p text:style-name="Standard">+----+------------+-----------+------------------+-------------+----------------------------------+---------------------+---------------------+</text:p>
      <text:p text:style-name="Standard">| <text:s/>1 | pari <text:s text:c="6"/>| valavan <text:s text:c="2"/>| pari@gmail.com <text:s text:c="2"/>| parivalavan | 12345 <text:s text:c="27"/>| 2023-03-31 12:35:18 | 2023-03-31 12:35:18 |</text:p>
      <text:p text:style-name="Standard">| <text:s/>2 | ezhil <text:s text:c="5"/>| venba <text:s text:c="4"/>| ezhil@gmail.com <text:s/>| ezhilvenba <text:s/>| abcdef <text:s text:c="26"/>| 2023-03-31 12:35:18 | 2023-03-31 12:35:18 |</text:p>
      <text:p text:style-name="Standard">| <text:s/>3 | selva <text:s text:c="5"/>| raj <text:s text:c="6"/>| selvam@gmail.com | selvaraj <text:s text:c="3"/>| mnopqr <text:s text:c="26"/>| 2023-03-31 12:35:18 | 2023-03-31 12:35:18 |</text:p>
      <text:p text:style-name="Standard">| <text:s/>4 | pon <text:s text:c="7"/>| malar <text:s text:c="4"/>| pon@gmail <text:s text:c="7"/>| ponmalar <text:s text:c="3"/>| 900150983cd24fb0d6963f7d28e17f72 | 2023-03-31 15:07:18 | 2023-03-31 15:07:18 |</text:p>
      <text:p text:style-name="Standard">+----+------------+-----------+------------------+-------------+----------------------------------+---------------------+---------------------+</text:p>
      <text:p text:style-name="Standard">4 rows in set (0.01 sec)</text:p>
      <text:p text:style-name="Standard"/>
      <text:p text:style-name="Standard"/>
      <text:p text:style-name="P7">project models:</text:p>
      <text:p text:style-name="P7">CREATE TABLE projectModels (</text:p>
      <text:p text:style-name="P7"><text:s text:c="2"/>id VARCHAR(255), /* Renamed _id to id */</text:p>
      <text:p text:style-name="P7"><text:s text:c="2"/>title VARCHAR(64) NOT NULL CHECK (LENGTH(title) &gt;= 4 AND LENGTH(title) &lt;= 64), /* Added NOT NULL constraint and check for min/max length */</text:p>
      <text:p text:style-name="P7"><text:s text:c="2"/>description VARCHAR(1024) CHECK (LENGTH(description) &lt;= 1024), /* Added check for max length */</text:p>
      <text:p text:style-name="P7"><text:s text:c="2"/>short_name VARCHAR(3) NOT NULL UNIQUE CHECK (LENGTH(short_name) = 3), /* Added NOT NULL constraint, UNIQUE constraint and check for length */</text:p>
      <text:p text:style-name="P7"><text:s text:c="2"/>createdAt TIMESTAMP NOT NULL DEFAULT CURRENT_TIMESTAMP, /* Added createdAt and updatedAt columns */</text:p>
      <text:p text:style-name="P7"><text:s text:c="2"/>updatedAt TIMESTAMP NOT NULL DEFAULT CURRENT_TIMESTAMP ON UPDATE CURRENT_TIMESTAMP,</text:p>
      <text:p text:style-name="P7"><text:s text:c="2"/>PRIMARY KEY (id)</text:p>
      <text:p text:style-name="P7">);</text:p>
      <text:p text:style-name="Standard"/>
      <text:p text:style-name="Standard"/>
      <text:p text:style-name="Standard">mysql&gt; show tables;</text:p>
      <text:p text:style-name="Standard">+--------------------------+</text:p>
      <text:p text:style-name="Standard">| Tables_in_taskmanagement |</text:p>
      <text:p text:style-name="Standard">+--------------------------+</text:p>
      <text:p text:style-name="Standard">| projectModels <text:s text:c="11"/>|</text:p>
      <text:p text:style-name="Standard">| users <text:s text:c="19"/>|</text:p>
      <text:p text:style-name="Standard"><text:soft-page-break/>+--------------------------+</text:p>
      <text:p text:style-name="Standard">2 rows in set (0.00 sec)</text:p>
      <text:p text:style-name="Standard"/>
      <text:p text:style-name="Standard">mysql&gt; describe projectModels;</text:p>
      <text:p text:style-name="Standard">+-------------+---------------+------+-----+-------------------+-----------------------------------------------+</text:p>
      <text:p text:style-name="Standard">| Field <text:s text:c="6"/>| Type <text:s text:c="9"/>| Null | Key | Default <text:s text:c="10"/>| Extra <text:s text:c="40"/>|</text:p>
      <text:p text:style-name="Standard">+-------------+---------------+------+-----+-------------------+-----------------------------------------------+</text:p>
      <text:p text:style-name="Standard">| id <text:s text:c="9"/>| varchar(255) <text:s/>| NO <text:s text:c="2"/>| PRI | NULL <text:s text:c="13"/>| <text:s text:c="46"/>|</text:p>
      <text:p text:style-name="Standard">| title <text:s text:c="6"/>| varchar(64) <text:s text:c="2"/>| NO <text:s text:c="2"/>| <text:s text:c="4"/>| NULL <text:s text:c="13"/>| <text:s text:c="46"/>|</text:p>
      <text:p text:style-name="Standard">| description | varchar(1024) | YES <text:s/>| <text:s text:c="4"/>| NULL <text:s text:c="13"/>| <text:s text:c="46"/>|</text:p>
      <text:p text:style-name="Standard">| short_name <text:s/>| varchar(3) <text:s text:c="3"/>| NO <text:s text:c="2"/>| UNI | NULL <text:s text:c="13"/>| <text:s text:c="46"/>|</text:p>
      <text:p text:style-name="Standard">| createdAt <text:s text:c="2"/>| timestamp <text:s text:c="4"/>| NO <text:s text:c="2"/>| <text:s text:c="4"/>| CURRENT_TIMESTAMP | DEFAULT_GENERATED <text:s text:c="28"/>|</text:p>
      <text:p text:style-name="Standard">| updatedAt <text:s text:c="2"/>| timestamp <text:s text:c="4"/>| NO <text:s text:c="2"/>| <text:s text:c="4"/>| CURRENT_TIMESTAMP | DEFAULT_GENERATED on update CURRENT_TIMESTAMP |</text:p>
      <text:p text:style-name="Standard">+-------------+---------------+------+-----+-------------------+-----------------------------------------------+</text:p>
      <text:p text:style-name="Standard">6 rows in set (0.01 sec)</text:p>
      <text:p text:style-name="Standard">mysql&gt; CREATE TABLE taskModel(</text:p>
      <text:p text:style-name="Standard"><text:s text:c="4"/>-&gt; id INT PRIMARY KEY AUTO_INCREMENT,</text:p>
      <text:p text:style-name="Standard"><text:s text:c="4"/>-&gt; <text:s text:c="2"/>project VARCHAR(255) REFERENCES project(id),</text:p>
      <text:p text:style-name="Standard"><text:s text:c="4"/>-&gt; <text:s text:c="2"/>assignee INT REFERENCES user(id),</text:p>
      <text:p text:style-name="Standard"><text:s text:c="4"/>-&gt; <text:s text:c="2"/>reporter INT REFERENCES user(id),</text:p>
      <text:p text:style-name="Standard"><text:s text:c="4"/>-&gt; <text:s text:c="2"/>dueDate DATE,</text:p>
      <text:p text:style-name="Standard"><text:s text:c="4"/>-&gt; <text:s text:c="2"/>assignedDate DATE,</text:p>
      <text:p text:style-name="Standard"><text:s text:c="4"/>-&gt; <text:s text:c="2"/>comments INT REFERENCES comment(id),</text:p>
      <text:p text:style-name="Standard"><text:s text:c="4"/>-&gt; <text:s text:c="2"/>date DATETIME DEFAULT CURRENT_TIMESTAMP,</text:p>
      <text:p text:style-name="Standard"><text:s text:c="4"/>-&gt; <text:s text:c="2"/>priority ENUM('Low', 'Medium', 'High', 'Highest') DEFAULT 'Medium',</text:p>
      <text:p text:style-name="Standard"><text:s text:c="4"/>-&gt; <text:s text:c="2"/>status ENUM('ToDo', 'In Progress', 'Complete', 'Close') DEFAULT 'ToDo'</text:p>
      <text:p text:style-name="Standard"><text:s text:c="4"/>-&gt; );</text:p>
      <text:p text:style-name="Standard">Query OK, 0 rows affected (0.21 sec)</text:p>
      <text:p text:style-name="Standard"/>
      <text:p text:style-name="Standard">mysql&gt; show tables;</text:p>
      <text:p text:style-name="Standard">+--------------------------+</text:p>
      <text:p text:style-name="Standard">| Tables_in_taskmanagement |</text:p>
      <text:p text:style-name="Standard">+--------------------------+</text:p>
      <text:p text:style-name="Standard">| projectModels <text:s text:c="11"/>|</text:p>
      <text:p text:style-name="Standard">| taskModel <text:s text:c="15"/>|</text:p>
      <text:p text:style-name="Standard">| users <text:s text:c="19"/>|</text:p>
      <text:p text:style-name="Standard">+--------------------------+</text:p>
      <text:p text:style-name="Standard">3 rows in set (0.01 sec)</text:p>
      <text:p text:style-name="Standard"/>
      <text:p text:style-name="Standard">mysql&gt; describe taskModel;</text:p>
      <text:p text:style-name="Standard">+--------------+-----------------------------------------------+------+-----+-------------------+-------------------+</text:p>
      <text:p text:style-name="Standard">| Field <text:s text:c="7"/>| Type <text:s text:c="41"/>| Null | Key | Default <text:s text:c="10"/>| Extra <text:s text:c="12"/>|</text:p>
      <text:p text:style-name="Standard">+--------------+-----------------------------------------------+------+-----+-------------------+-------------------+</text:p>
      <text:p text:style-name="Standard">| id <text:s text:c="10"/>| int <text:s text:c="42"/>| NO <text:s text:c="2"/>| PRI | NULL <text:s text:c="13"/>| auto_increment <text:s text:c="3"/>|</text:p>
      <text:p text:style-name="Standard">| project <text:s text:c="5"/>| varchar(255) <text:s text:c="33"/>| YES <text:s/>| <text:s text:c="4"/>| NULL <text:s text:c="13"/>| <text:s text:c="18"/>|</text:p>
      <text:p text:style-name="Standard">| assignee <text:s text:c="4"/>| int <text:s text:c="42"/>| YES <text:s/>| <text:s text:c="4"/>| NULL <text:s text:c="13"/>| <text:s text:c="18"/>|</text:p>
      <text:p text:style-name="Standard">| reporter <text:s text:c="4"/>| int <text:s text:c="42"/>| YES <text:s/>| <text:s text:c="4"/>| NULL <text:s text:c="13"/>| <text:s text:c="18"/>|</text:p>
      <text:p text:style-name="Standard">| dueDate <text:s text:c="5"/>| date <text:s text:c="41"/>| YES <text:s/>| <text:s text:c="4"/>| NULL <text:s text:c="13"/>| <text:s text:c="18"/>|</text:p>
      <text:p text:style-name="Standard"><text:soft-page-break/>| assignedDate | date <text:s text:c="41"/>| YES <text:s/>| <text:s text:c="4"/>| NULL <text:s text:c="13"/>| <text:s text:c="18"/>|</text:p>
      <text:p text:style-name="Standard">| comments <text:s text:c="4"/>| int <text:s text:c="42"/>| YES <text:s/>| <text:s text:c="4"/>| NULL <text:s text:c="13"/>| <text:s text:c="18"/>|</text:p>
      <text:p text:style-name="Standard">| date <text:s text:c="8"/>| datetime <text:s text:c="37"/>| YES <text:s/>| <text:s text:c="4"/>| CURRENT_TIMESTAMP | DEFAULT_GENERATED |</text:p>
      <text:p text:style-name="Standard">| priority <text:s text:c="4"/>| enum('Low','Medium','High','Highest') <text:s text:c="8"/>| YES <text:s/>| <text:s text:c="4"/>| Medium <text:s text:c="11"/>| <text:s text:c="18"/>|</text:p>
      <text:p text:style-name="Standard">| status <text:s text:c="6"/>| enum('ToDo','In Progress','Complete','Close') | YES <text:s/>| <text:s text:c="4"/>| ToDo <text:s text:c="13"/>| <text:s text:c="18"/>|</text:p>
      <text:p text:style-name="Standard">+--------------+-----------------------------------------------+------+-----+-------------------+-------------------+</text:p>
      <text:p text:style-name="Standard">10 rows in set (0.00 sec)</text:p>
      <text:p text:style-name="Standard"/>
      <text:p text:style-name="Standard">mysql&gt; </text:p>
      <text:p text:style-name="Standard"/>
      <text:p text:style-name="Standard">mysql&gt; select * from projects;</text:p>
      <text:p text:style-name="Standard">+-----+----------------------------------+-------------------------------+---------------------+---------------------+</text:p>
      <text:p text:style-name="Standard">| _id | title <text:s text:c="27"/>| description <text:s text:c="18"/>| createdAt <text:s text:c="10"/>| updatedAt <text:s text:c="10"/>|</text:p>
      <text:p text:style-name="Standard">+-----+----------------------------------+-------------------------------+---------------------+---------------------+</text:p>
      <text:p text:style-name="Standard">| <text:s text:c="2"/>1 | <text:s/>Task management syatem <text:s text:c="9"/>| user and admin login <text:s text:c="9"/>| 2023-04-11 11:30:25 | 2023-04-11 11:30:25 |</text:p>
      <text:p text:style-name="Standard">| <text:s text:c="2"/>2 | <text:s/>operation research management <text:s text:c="2"/>| use problem solving technique | 2023-04-11 11:48:33 | 2023-04-11 11:48:33 |</text:p>
      <text:p text:style-name="Standard">+-----+----------------------------------+-------------------------------+---------------------+---------------------+</text:p>
      <text:p text:style-name="Standard">2 rows in set (0.00 sec)</text:p>
      <text:p text:style-name="Standard"/>
      <text:p text:style-name="Standard">mysql&gt; describe projects;</text:p>
      <text:p text:style-name="Standard">+-------------+--------------+------+-----+---------+----------------+</text:p>
      <text:p text:style-name="Standard">| Field <text:s text:c="6"/>| Type <text:s text:c="8"/>| Null | Key | Default | Extra <text:s text:c="9"/>|</text:p>
      <text:p text:style-name="Standard">+-------------+--------------+------+-----+---------+----------------+</text:p>
      <text:p text:style-name="Standard">| _id <text:s text:c="8"/>| int <text:s text:c="9"/>| NO <text:s text:c="2"/>| PRI | NULL <text:s text:c="3"/>| auto_increment |</text:p>
      <text:p text:style-name="Standard">| title <text:s text:c="6"/>| varchar(255) | YES <text:s/>| <text:s text:c="4"/>| NULL <text:s text:c="3"/>| <text:s text:c="15"/>|</text:p>
      <text:p text:style-name="Standard">| description | varchar(255) | YES <text:s/>| <text:s text:c="4"/>| NULL <text:s text:c="3"/>| <text:s text:c="15"/>|</text:p>
      <text:p text:style-name="Standard">| createdAt <text:s text:c="2"/>| datetime <text:s text:c="4"/>| NO <text:s text:c="2"/>| <text:s text:c="4"/>| NULL <text:s text:c="3"/>| <text:s text:c="15"/>|</text:p>
      <text:p text:style-name="Standard">| updatedAt <text:s text:c="2"/>| datetime <text:s text:c="4"/>| NO <text:s text:c="2"/>| <text:s text:c="4"/>| NULL <text:s text:c="3"/>| <text:s text:c="15"/>|</text:p>
      <text:p text:style-name="Standard">+-------------+--------------+------+-----+---------+----------------+</text:p>
      <text:p text:style-name="Standard">5 rows in set (0.29 sec)</text:p>
      <text:p text:style-name="Standard"/>
      <text:p text:style-name="Standard"/>
      <text:p text:style-name="Standard"/>
      <text:p text:style-name="Standard"/>
      <text:p text:style-name="Standard"/>
      <text:p text:style-name="P8"><text:span text:style-name="T3">1.</text:span>signup and login</text:p>
      <text:p text:style-name="P8">as user 100%</text:p>
      <text:p text:style-name="P8">and admin in progress</text:p>
      <text:p text:style-name="P9">2.project</text:p>
      <text:p text:style-name="P9">createproject 30%</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
      <text:p text:style-name="P2">postaman</text:p>
      <text:p text:style-name="P2"/>
      <text:p text:style-name="P2"/>
      <text:p text:style-name="P3"><text:a xlink:type="simple" xlink:href="http://localhost:3005/loginUser?username=varunyashwin&amp;password=pqrst" text:style-name="Internet_20_link" text:visited-style-name="Visited_20_Internet_20_Link">http://localhost:3005/loginUser?username=varunyashwin&amp;password=pqrst</text:a></text:p>
      <text:p text:style-name="P3"><text:a xlink:type="simple" xlink:href="http://localhost:3005/loginUser?username=kayalnilani&amp;password=mnopqr" text:style-name="Internet_20_link" text:visited-style-name="Visited_20_Internet_20_Link">http://localhost:3005/loginUser?username=kayalnilani&amp;password=mnopqr</text:a></text:p>
      <text:p text:style-name="P3"><text:a xlink:type="simple" xlink:href="http://localhost:3005/loginUser?username=sivabalan&amp;password=pqrst" text:style-name="Internet_20_link" text:visited-style-name="Visited_20_Internet_20_Link">http://localhost:3005/loginUser?username=sivabalan&amp;password=pqrst</text:a></text:p>
      <text:p text:style-name="P3"/>
      <text:p text:style-name="P3"/>
      <text:p text:style-name="P3"/>
      <text:p text:style-name="P3"/>
      <text:p text:style-name="P3"/>
      <text:p text:style-name="P4"><text:span text:style-name="T1">"first_name"</text:span>:<text:span text:style-name="T2">"pon"</text:span>,</text:p>
      <text:p text:style-name="P5"><text:span text:style-name="T1">"last_name"</text:span>:<text:span text:style-name="T2">"singh"</text:span>,</text:p>
      <text:p text:style-name="P5"><text:span text:style-name="T1">"email"</text:span>:<text:span text:style-name="T2">"pon@gmail.com"</text:span>,</text:p>
      <text:p text:style-name="P5"><text:span text:style-name="T1">"username"</text:span>:<text:span text:style-name="T2">"ponsingh"</text:span>,</text:p>
      <text:p text:style-name="P5"><text:span text:style-name="T1">"password"</text:span>:<text:span text:style-name="T2">"abcdef"</text:span></text:p>
      <text:p text:style-name="P5">}</text:p>
      <text:p text:style-name="P5"/>
      <text:p text:style-name="P5"/>
      <text:p text:style-name="P5"/>
      <text:p text:style-name="P5"/>
      <text:p text:style-name="P6">eyJhbGciOiJIUzI1NiIsInR5cCI6IkpXVCJ9.eyJpZCI6InBvbnNpbmdoIiwiaWF0IjoxNjgwNTMyMDg3LCJleHAiOjE2ODA2MTg0ODd9.ft9Eb3lz4gQc_gvXcHP7ax-BRCn3tk3mCSfOnNP108c</text:p>
      <text:p text:style-name="P5"/>
      <text:p text:style-name="P5">mysql&gt; select <text:s/>* from users;</text:p>
      <text:p text:style-name="P5">+----+------------+-----------+------------------+-------------+--------------------------------------------------------------+---------------------+---------------------+</text:p>
      <text:p text:style-name="P5">| id | first_name | last_name | email <text:s text:c="11"/>| username <text:s text:c="3"/>| password <text:s text:c="52"/>| createdAt <text:s text:c="10"/>| updatedAt <text:s text:c="10"/>|</text:p>
      <text:p text:style-name="P5">+----+------------+-----------+------------------+-------------+--------------------------------------------------------------+---------------------+---------------------+</text:p>
      <text:p text:style-name="P5">| <text:s/>1 | pari <text:s text:c="6"/>| valavan <text:s text:c="2"/>| pari@gmail.com <text:s text:c="2"/>| parivalavan | 12345 <text:s text:c="55"/>| 2023-03-31 12:35:18 | 2023-03-31 12:35:18 |</text:p>
      <text:p text:style-name="P5">| <text:s/>2 | ezhil <text:s text:c="5"/>| venba <text:s text:c="4"/>| ezhil@gmail.com <text:s/>| ezhilvenba <text:s/>| abcdef <text:s text:c="54"/>| 2023-03-31 12:35:18 | 2023-03-31 12:35:18 |</text:p>
      <text:p text:style-name="P5"><text:soft-page-break/>| <text:s/>3 | selva <text:s text:c="5"/>| raj <text:s text:c="6"/>| selvam@gmail.com | selvaraj <text:s text:c="3"/>| mnopqr <text:s text:c="54"/>| 2023-03-31 12:35:18 | 2023-03-31 12:35:18 |</text:p>
      <text:p text:style-name="P5">| <text:s/>4 | pon <text:s text:c="7"/>| malar <text:s text:c="4"/>| pon@gmail <text:s text:c="7"/>| ponmalar <text:s text:c="3"/>| 900150983cd24fb0d6963f7d28e17f72 <text:s text:c="28"/>| 2023-03-31 15:07:18 | 2023-03-31 15:07:18 |</text:p>
      <text:p text:style-name="P5">| <text:s/>5 | NULL <text:s text:c="6"/>| NULL <text:s text:c="5"/>| NULL <text:s text:c="12"/>| hari <text:s text:c="7"/>| $2a$12$36FWsXc8I6wqD8PX3DY2f.l8jYGW7a1N8hCIWbZdHt70iTyYO/gPW | 2023-04-03 09:17:04 | 2023-04-03 09:17:04 |</text:p>
      <text:p text:style-name="P5">| <text:s/>6 | kayal <text:s text:c="5"/>| nilani <text:s text:c="3"/>| kayal@gmail.com <text:s/>| kayalnilani | $2a$12$5mF5yzXScUreG61fn20x5e9mBl9EW5sS3SCAu6t4x7uPxvExwnJQK | 2023-04-03 09:21:16 | 2023-04-03 09:21:16 |</text:p>
      <text:p text:style-name="P5">| <text:s/>7 | siva <text:s text:c="6"/>| balan <text:s text:c="4"/>| siva@gmail.com <text:s text:c="2"/>| sivabalan <text:s text:c="2"/>| $2a$12$6bUH7ikDne9bRbZD1RJ11ulEpmFsYGBtXbVO4xkjyFNu48N1bS8oK | 2023-04-03 09:30:01 | 2023-04-03 09:30:01 |</text:p>
      <text:p text:style-name="P5">| <text:s/>9 | pon <text:s text:c="7"/>| singh <text:s text:c="4"/>| pon@gmail.com <text:s text:c="3"/>| ponsingh <text:s text:c="3"/>| $2a$10$QiaLDD/plQ29izijmEUGOub0JvHQAWPhTe38yfhT.XMBa2aV9Jc4q | 2023-04-03 19:56:18 | 2023-04-03 20:03:20 |</text:p>
      <text:p text:style-name="P5">+----+------------+-----------+------------------+-------------+--------------------------------------------------------------+---------------------+---------------------+</text:p>
      <text:p text:style-name="P5">8 rows in set (0.00 sec)</text:p>
      <text:p text:style-name="P3"/>
      <text:p text:style-name="P2"/>
      <text:p text:style-name="P19">I'm not entirely sure what you're asking for, but I'll try to provide an answer based on my understanding.</text:p>
      <text:p text:style-name="P16">If you're using the Sequelize ORM to work with a MySQL database and you want to allow users to comment on tasks, you'll need to set up the appropriate models and associations. Here's an example of how you might do that:</text:p>
      <text:p text:style-name="P18"><text:span text:style-name="T4">Assuming you have a </text:span><text:span text:style-name="Source_20_Text"><text:span text:style-name="T4">Task</text:span></text:span><text:span text:style-name="T4"> model and a </text:span><text:span text:style-name="Source_20_Text"><text:span text:style-name="T4">User</text:span></text:span><text:span text:style-name="T4"> model, you could create a </text:span><text:span text:style-name="Source_20_Text"><text:span text:style-name="T4">Comment</text:span></text:span><text:span text:style-name="T4"> model with the following fields:</text:span></text:p>
      <text:p text:style-name="P10">sqlCopy code</text:p>
      <text:p text:style-name="P12"><text:span text:style-name="Source_20_Text"><text:span text:style-name="T4">- id (auto-incrementing primary key)</text:span></text:span></text:p>
      <text:p text:style-name="P12"><text:span text:style-name="Source_20_Text"><text:span text:style-name="T4">- taskId (foreign key to Task)</text:span></text:span></text:p>
      <text:p text:style-name="P12"><text:span text:style-name="Source_20_Text"><text:span text:style-name="T4">- userId (foreign key to User)</text:span></text:span></text:p>
      <text:p text:style-name="P12"><text:span text:style-name="Source_20_Text"><text:span text:style-name="T4">- content (text of the comment)</text:span></text:span></text:p>
      <text:p text:style-name="P12"><text:span text:style-name="Source_20_Text"><text:span text:style-name="T4">- createdAt (timestamp of when the comment was created)</text:span></text:span></text:p>
      <text:p text:style-name="P11"><text:span text:style-name="Source_20_Text"><text:span text:style-name="T4">- updatedAt (timestamp of when the comment was last updated)</text:span></text:span></text:p>
      <text:p text:style-name="P16">You could then set up the associations between the models like this:</text:p>
      <text:p text:style-name="P10">scssCopy code</text:p>
      <text:p text:style-name="P12"><text:span text:style-name="Source_20_Text"><text:span text:style-name="T4">// In the Task model:</text:span></text:span></text:p>
      <text:p text:style-name="P12"><text:span text:style-name="Source_20_Text"><text:span text:style-name="T4">Task.hasMany(Comment);</text:span></text:span></text:p>
      <text:p text:style-name="P12"><text:span text:style-name="Source_20_Text"><text:span text:style-name="T4">Comment.belongsTo(Task);</text:span></text:span></text:p>
      <text:p text:style-name="P12"/>
      <text:p text:style-name="P12"><text:span text:style-name="Source_20_Text"><text:span text:style-name="T4">// In the User model:</text:span></text:span></text:p>
      <text:p text:style-name="P12"><text:span text:style-name="Source_20_Text"><text:span text:style-name="T4">User.hasMany(Comment);</text:span></text:span></text:p>
      <text:p text:style-name="P11"><text:span text:style-name="Source_20_Text"><text:span text:style-name="T4">Comment.belongsTo(User);</text:span></text:span></text:p>
      <text:p text:style-name="P11"><text:soft-page-break/><text:span text:style-name="Source_20_Text"/></text:p>
      <text:p text:style-name="P11"><text:span text:style-name="Source_20_Text"/></text:p>
      <text:p text:style-name="P11"><text:span text:style-name="Source_20_Text"/></text:p>
      <text:p text:style-name="P11"><text:span text:style-name="Source_20_Text"/></text:p>
      <text:p text:style-name="P11"><text:span text:style-name="Source_20_Text"/></text:p>
      <text:p text:style-name="P16">With these associations set up, you can easily retrieve all comments for a given task or user, like this:</text:p>
      <text:p text:style-name="P10">cssCopy code</text:p>
      <text:p text:style-name="P12"><text:span text:style-name="Source_20_Text"><text:span text:style-name="T4">// Get all comments for a task:</text:span></text:span></text:p>
      <text:p text:style-name="P12"><text:span text:style-name="Source_20_Text"><text:span text:style-name="T4">const task = await Task.findByPk(taskId, {</text:span></text:span></text:p>
      <text:p text:style-name="P12"><text:span text:style-name="Source_20_Text"><text:span text:style-name="T4"><text:s text:c="2"/>include: {</text:span></text:span></text:p>
      <text:p text:style-name="P12"><text:span text:style-name="Source_20_Text"><text:span text:style-name="T4"><text:s text:c="4"/>model: Comment,</text:span></text:span></text:p>
      <text:p text:style-name="P12"><text:span text:style-name="Source_20_Text"><text:span text:style-name="T4"><text:s text:c="4"/>include: User,</text:span></text:span></text:p>
      <text:p text:style-name="P12"><text:span text:style-name="Source_20_Text"><text:span text:style-name="T4"><text:s text:c="2"/>},</text:span></text:span></text:p>
      <text:p text:style-name="P12"><text:span text:style-name="Source_20_Text"><text:span text:style-name="T4">});</text:span></text:span></text:p>
      <text:p text:style-name="P12"/>
      <text:p text:style-name="P12"><text:span text:style-name="Source_20_Text"><text:span text:style-name="T4">// Get all comments by a user:</text:span></text:span></text:p>
      <text:p text:style-name="P12"><text:span text:style-name="Source_20_Text"><text:span text:style-name="T4">const user = await User.findByPk(userId, {</text:span></text:span></text:p>
      <text:p text:style-name="P12"><text:span text:style-name="Source_20_Text"><text:span text:style-name="T4"><text:s text:c="2"/>include: {</text:span></text:span></text:p>
      <text:p text:style-name="P12"><text:span text:style-name="Source_20_Text"><text:span text:style-name="T4"><text:s text:c="4"/>model: Comment,</text:span></text:span></text:p>
      <text:p text:style-name="P12"><text:span text:style-name="Source_20_Text"><text:span text:style-name="T4"><text:s text:c="4"/>include: Task,</text:span></text:span></text:p>
      <text:p text:style-name="P12"><text:span text:style-name="Source_20_Text"><text:span text:style-name="T4"><text:s text:c="2"/>},</text:span></text:span></text:p>
      <text:p text:style-name="P11"><text:span text:style-name="Source_20_Text"><text:span text:style-name="T4">});</text:span></text:span></text:p>
      <text:p text:style-name="P18"><text:span text:style-name="T4">When a user wants to add a comment to a task, you would create a new </text:span><text:span text:style-name="Source_20_Text"><text:span text:style-name="T4">Comment</text:span></text:span><text:span text:style-name="T4"> instance and associate it with the appropriate task and user, like this:</text:span></text:p>
      <text:p text:style-name="P10">phpCopy code</text:p>
      <text:p text:style-name="P12"><text:span text:style-name="Source_20_Text"><text:span text:style-name="T4">const comment = await Comment.create({</text:span></text:span></text:p>
      <text:p text:style-name="P12"><text:span text:style-name="Source_20_Text"><text:span text:style-name="T4"><text:s text:c="2"/>content: 'This is my comment',</text:span></text:span></text:p>
      <text:p text:style-name="P12"><text:span text:style-name="Source_20_Text"><text:span text:style-name="T4"><text:s text:c="2"/>taskId: taskId,</text:span></text:span></text:p>
      <text:p text:style-name="P12"><text:span text:style-name="Source_20_Text"><text:span text:style-name="T4"><text:s text:c="2"/>userId: userId,</text:span></text:span></text:p>
      <text:p text:style-name="P11"><text:span text:style-name="Source_20_Text"><text:span text:style-name="T4">});</text:span></text:span></text:p>
      <text:p text:style-name="P16">I hope this helps! Let me know if you have any further questions.</text:p>
      <text:p text:style-name="P17"/>
      <text:p text:style-name="P2"/>
      <text:p text:style-name="P2"/>
      <text:p text:style-name="P2"/>
      <text:p text:style-name="P2"/>
      <text:p text:style-name="P2"/>
      <text:p text:style-name="P2"/>
      <table:table table:name="Table1" table:style-name="Table1">
        <table:table-column table:style-name="Table1.A"/>
        <table:table-column table:style-name="Table1.B"/>
        <table:table-row>
          <table:table-cell table:style-name="Table1.A1" office:value-type="string">
            <text:p text:style-name="P14"><text:bookmark text:name="LC1"/>const db = require('../models')<text:bookmark text:name="L2"/></text:p>
          </table:table-cell>
          <table:table-cell table:style-name="Table1.B1" office:value-type="string">
            <text:p text:style-name="P15"/>
          </table:table-cell>
        </table:table-row>
        <table:table-row table:style-name="Table1.2">
          <table:table-cell table:style-name="Table1.A1" office:value-type="string">
            <text:p text:style-name="P15"><text:bookmark text:name="LC2"/></text:p>
          </table:table-cell>
          <table:table-cell table:style-name="Table1.A1" office:value-type="string">
            <text:p text:style-name="P15"><text:bookmark text:name="L3"/></text:p>
          </table:table-cell>
        </table:table-row>
        <table:table-row>
          <table:table-cell table:style-name="Table1.A1" office:value-type="string">
            <text:p text:style-name="P15"><text:bookmark text:name="LC3"/></text:p>
          </table:table-cell>
          <table:table-cell table:style-name="Table1.A1" office:value-type="string">
            <text:p text:style-name="P14">// model<text:bookmark text:name="L4"/></text:p>
          </table:table-cell>
        </table:table-row>
        <text:soft-page-break/>
        <table:table-row table:style-name="Table1.2">
          <table:table-cell table:style-name="Table1.A1" office:value-type="string">
            <text:p text:style-name="P15"><text:bookmark text:name="LC4"/></text:p>
          </table:table-cell>
          <table:table-cell table:style-name="Table1.A1" office:value-type="string">
            <text:p text:style-name="P14">const Review = db.reviews<text:bookmark text:name="L5"/></text:p>
          </table:table-cell>
        </table:table-row>
        <table:table-row>
          <table:table-cell table:style-name="Table1.A1" office:value-type="string">
            <text:p text:style-name="P15"><text:bookmark text:name="LC5"/></text:p>
          </table:table-cell>
          <table:table-cell table:style-name="Table1.A1" office:value-type="string">
            <text:p text:style-name="P15"><text:bookmark text:name="L6"/></text:p>
          </table:table-cell>
        </table:table-row>
        <table:table-row table:style-name="Table1.2">
          <table:table-cell table:style-name="Table1.A1" office:value-type="string">
            <text:p text:style-name="P15"><text:bookmark text:name="LC6"/></text:p>
          </table:table-cell>
          <table:table-cell table:style-name="Table1.A1" office:value-type="string">
            <text:p text:style-name="P14">// functions<text:bookmark text:name="L7"/></text:p>
          </table:table-cell>
        </table:table-row>
        <table:table-row>
          <table:table-cell table:style-name="Table1.A1" office:value-type="string">
            <text:p text:style-name="P15"><text:bookmark text:name="LC7"/></text:p>
          </table:table-cell>
          <table:table-cell table:style-name="Table1.A1" office:value-type="string">
            <text:p text:style-name="P15"><text:bookmark text:name="L8"/></text:p>
          </table:table-cell>
        </table:table-row>
        <table:table-row table:style-name="Table1.2">
          <table:table-cell table:style-name="Table1.A1" office:value-type="string">
            <text:p text:style-name="P15"><text:bookmark text:name="LC8"/></text:p>
          </table:table-cell>
          <table:table-cell table:style-name="Table1.A1" office:value-type="string">
            <text:p text:style-name="P14">//1. Add Review<text:bookmark text:name="L9"/></text:p>
          </table:table-cell>
        </table:table-row>
        <table:table-row>
          <table:table-cell table:style-name="Table1.A1" office:value-type="string">
            <text:p text:style-name="P15"><text:bookmark text:name="LC9"/></text:p>
          </table:table-cell>
          <table:table-cell table:style-name="Table1.A1" office:value-type="string">
            <text:p text:style-name="P15"><text:bookmark text:name="L10"/></text:p>
          </table:table-cell>
        </table:table-row>
        <table:table-row table:style-name="Table1.2">
          <table:table-cell table:style-name="Table1.A1" office:value-type="string">
            <text:p text:style-name="P15"><text:bookmark text:name="LC10"/></text:p>
          </table:table-cell>
          <table:table-cell table:style-name="Table1.A1" office:value-type="string">
            <text:p text:style-name="P14">const addReview = async (req, res) =&gt; {<text:bookmark text:name="L11"/></text:p>
          </table:table-cell>
        </table:table-row>
        <table:table-row>
          <table:table-cell table:style-name="Table1.A1" office:value-type="string">
            <text:p text:style-name="P15"><text:bookmark text:name="LC11"/></text:p>
          </table:table-cell>
          <table:table-cell table:style-name="Table1.A1" office:value-type="string">
            <text:p text:style-name="P15"><text:bookmark text:name="L12"/></text:p>
          </table:table-cell>
        </table:table-row>
        <table:table-row table:style-name="Table1.2">
          <table:table-cell table:style-name="Table1.A1" office:value-type="string">
            <text:p text:style-name="P15"><text:bookmark text:name="LC12"/></text:p>
          </table:table-cell>
          <table:table-cell table:style-name="Table1.A1" office:value-type="string">
            <text:p text:style-name="P14">const id = req.params.id<text:bookmark text:name="L13"/></text:p>
          </table:table-cell>
        </table:table-row>
        <table:table-row>
          <table:table-cell table:style-name="Table1.A1" office:value-type="string">
            <text:p text:style-name="P15"><text:bookmark text:name="LC13"/></text:p>
          </table:table-cell>
          <table:table-cell table:style-name="Table1.A1" office:value-type="string">
            <text:p text:style-name="P15"><text:bookmark text:name="L14"/></text:p>
          </table:table-cell>
        </table:table-row>
        <table:table-row table:style-name="Table1.2">
          <table:table-cell table:style-name="Table1.A1" office:value-type="string">
            <text:p text:style-name="P15"><text:bookmark text:name="LC14"/></text:p>
          </table:table-cell>
          <table:table-cell table:style-name="Table1.A1" office:value-type="string">
            <text:p text:style-name="P14">let data = {<text:bookmark text:name="L15"/></text:p>
          </table:table-cell>
        </table:table-row>
        <table:table-row>
          <table:table-cell table:style-name="Table1.A1" office:value-type="string">
            <text:p text:style-name="P15"><text:bookmark text:name="LC15"/></text:p>
          </table:table-cell>
          <table:table-cell table:style-name="Table1.A1" office:value-type="string">
            <text:p text:style-name="P14">product_id: id,<text:bookmark text:name="L16"/></text:p>
          </table:table-cell>
        </table:table-row>
        <table:table-row table:style-name="Table1.2">
          <table:table-cell table:style-name="Table1.A1" office:value-type="string">
            <text:p text:style-name="P15"><text:bookmark text:name="LC16"/></text:p>
          </table:table-cell>
          <table:table-cell table:style-name="Table1.A1" office:value-type="string">
            <text:p text:style-name="P14">rating: req.body.rating,<text:bookmark text:name="L17"/></text:p>
          </table:table-cell>
        </table:table-row>
        <table:table-row>
          <table:table-cell table:style-name="Table1.A1" office:value-type="string">
            <text:p text:style-name="P15"><text:bookmark text:name="LC17"/></text:p>
          </table:table-cell>
          <table:table-cell table:style-name="Table1.A1" office:value-type="string">
            <text:p text:style-name="P14">description: req.body.description<text:bookmark text:name="L18"/></text:p>
          </table:table-cell>
        </table:table-row>
        <table:table-row table:style-name="Table1.2">
          <table:table-cell table:style-name="Table1.A1" office:value-type="string">
            <text:p text:style-name="P15"><text:bookmark text:name="LC18"/></text:p>
          </table:table-cell>
          <table:table-cell table:style-name="Table1.A1" office:value-type="string">
            <text:p text:style-name="P14">}<text:bookmark text:name="L19"/></text:p>
          </table:table-cell>
        </table:table-row>
        <table:table-row>
          <table:table-cell table:style-name="Table1.A1" office:value-type="string">
            <text:p text:style-name="P15"><text:bookmark text:name="LC19"/></text:p>
          </table:table-cell>
          <table:table-cell table:style-name="Table1.A1" office:value-type="string">
            <text:p text:style-name="P15"><text:bookmark text:name="L20"/></text:p>
          </table:table-cell>
        </table:table-row>
        <table:table-row table:style-name="Table1.2">
          <table:table-cell table:style-name="Table1.A1" office:value-type="string">
            <text:p text:style-name="P15"><text:bookmark text:name="LC20"/></text:p>
          </table:table-cell>
          <table:table-cell table:style-name="Table1.A1" office:value-type="string">
            <text:p text:style-name="P14">const review = await Review.create(data)<text:bookmark text:name="L21"/></text:p>
          </table:table-cell>
        </table:table-row>
        <table:table-row>
          <table:table-cell table:style-name="Table1.A1" office:value-type="string">
            <text:p text:style-name="P15"><text:bookmark text:name="LC21"/></text:p>
          </table:table-cell>
          <table:table-cell table:style-name="Table1.A1" office:value-type="string">
            <text:p text:style-name="P14">res.status(200).send(review)<text:bookmark text:name="L22"/></text:p>
          </table:table-cell>
        </table:table-row>
        <table:table-row table:style-name="Table1.2">
          <table:table-cell table:style-name="Table1.A1" office:value-type="string">
            <text:p text:style-name="P15"><text:bookmark text:name="LC22"/></text:p>
          </table:table-cell>
          <table:table-cell table:style-name="Table1.A1" office:value-type="string">
            <text:p text:style-name="P15"><text:bookmark text:name="L23"/></text:p>
          </table:table-cell>
        </table:table-row>
        <table:table-row>
          <table:table-cell table:style-name="Table1.A1" office:value-type="string">
            <text:p text:style-name="P15"><text:bookmark text:name="LC23"/></text:p>
          </table:table-cell>
          <table:table-cell table:style-name="Table1.A1" office:value-type="string">
            <text:p text:style-name="P14">}<text:bookmark text:name="L24"/></text:p>
          </table:table-cell>
        </table:table-row>
        <table:table-row table:style-name="Table1.2">
          <table:table-cell table:style-name="Table1.A1" office:value-type="string">
            <text:p text:style-name="P15"><text:bookmark text:name="LC24"/></text:p>
          </table:table-cell>
          <table:table-cell table:style-name="Table1.A1" office:value-type="string">
            <text:p text:style-name="P15"><text:bookmark text:name="L25"/></text:p>
          </table:table-cell>
        </table:table-row>
        <table:table-row>
          <table:table-cell table:style-name="Table1.A1" office:value-type="string">
            <text:p text:style-name="P15"><text:bookmark text:name="LC25"/></text:p>
          </table:table-cell>
          <table:table-cell table:style-name="Table1.A1" office:value-type="string">
            <text:p text:style-name="P14">// 2. Get All Reviews<text:bookmark text:name="L26"/></text:p>
          </table:table-cell>
        </table:table-row>
        <table:table-row table:style-name="Table1.2">
          <table:table-cell table:style-name="Table1.A1" office:value-type="string">
            <text:p text:style-name="P15"><text:bookmark text:name="LC26"/></text:p>
          </table:table-cell>
          <table:table-cell table:style-name="Table1.A1" office:value-type="string">
            <text:p text:style-name="P15"><text:bookmark text:name="L27"/></text:p>
          </table:table-cell>
        </table:table-row>
        <table:table-row>
          <table:table-cell table:style-name="Table1.A1" office:value-type="string">
            <text:p text:style-name="P15"><text:bookmark text:name="LC27"/></text:p>
          </table:table-cell>
          <table:table-cell table:style-name="Table1.A1" office:value-type="string">
            <text:p text:style-name="P14">const getAllReviews = async (req, res) =&gt; {<text:bookmark text:name="L28"/></text:p>
          </table:table-cell>
        </table:table-row>
        <table:table-row table:style-name="Table1.2">
          <table:table-cell table:style-name="Table1.A1" office:value-type="string">
            <text:p text:style-name="P15"><text:bookmark text:name="LC28"/></text:p>
          </table:table-cell>
          <table:table-cell table:style-name="Table1.A1" office:value-type="string">
            <text:p text:style-name="P15"><text:bookmark text:name="L29"/></text:p>
          </table:table-cell>
        </table:table-row>
        <table:table-row>
          <table:table-cell table:style-name="Table1.A1" office:value-type="string">
            <text:p text:style-name="P15"><text:bookmark text:name="LC29"/></text:p>
          </table:table-cell>
          <table:table-cell table:style-name="Table1.A1" office:value-type="string">
            <text:p text:style-name="P14">const reviews = await Review.findAll({})<text:bookmark text:name="L30"/></text:p>
          </table:table-cell>
        </table:table-row>
        <table:table-row table:style-name="Table1.2">
          <table:table-cell table:style-name="Table1.A1" office:value-type="string">
            <text:p text:style-name="P15"><text:bookmark text:name="LC30"/></text:p>
          </table:table-cell>
          <table:table-cell table:style-name="Table1.A1" office:value-type="string">
            <text:p text:style-name="P14">res.status(200).send(reviews)<text:bookmark text:name="L31"/></text:p>
          </table:table-cell>
        </table:table-row>
        <table:table-row>
          <table:table-cell table:style-name="Table1.A1" office:value-type="string">
            <text:p text:style-name="P15"><text:bookmark text:name="LC31"/></text:p>
          </table:table-cell>
          <table:table-cell table:style-name="Table1.A1" office:value-type="string">
            <text:p text:style-name="P15"><text:bookmark text:name="L32"/></text:p>
          </table:table-cell>
        </table:table-row>
        <table:table-row table:style-name="Table1.2">
          <table:table-cell table:style-name="Table1.A1" office:value-type="string">
            <text:p text:style-name="P15"><text:bookmark text:name="LC32"/></text:p>
          </table:table-cell>
          <table:table-cell table:style-name="Table1.A1" office:value-type="string">
            <text:p text:style-name="P14">}<text:bookmark text:name="L33"/></text:p>
          </table:table-cell>
        </table:table-row>
        <table:table-row>
          <table:table-cell table:style-name="Table1.A1" office:value-type="string">
            <text:p text:style-name="P15"><text:bookmark text:name="LC33"/></text:p>
          </table:table-cell>
          <table:table-cell table:style-name="Table1.A1" office:value-type="string">
            <text:p text:style-name="P15"><text:bookmark text:name="L34"/></text:p>
          </table:table-cell>
        </table:table-row>
        <table:table-row table:style-name="Table1.2">
          <table:table-cell table:style-name="Table1.A1" office:value-type="string">
            <text:p text:style-name="P15"><text:bookmark text:name="LC34"/></text:p>
          </table:table-cell>
          <table:table-cell table:style-name="Table1.A1" office:value-type="string">
            <text:p text:style-name="P14">module.exports = {<text:bookmark text:name="L35"/></text:p>
          </table:table-cell>
        </table:table-row>
        <table:table-row>
          <table:table-cell table:style-name="Table1.A1" office:value-type="string">
            <text:p text:style-name="P15"><text:bookmark text:name="LC35"/></text:p>
          </table:table-cell>
          <table:table-cell table:style-name="Table1.A1" office:value-type="string">
            <text:p text:style-name="P14">addReview,<text:bookmark text:name="L36"/></text:p>
          </table:table-cell>
        </table:table-row>
        <table:table-row table:style-name="Table1.2">
          <table:table-cell table:style-name="Table1.A1" office:value-type="string">
            <text:p text:style-name="P15"><text:bookmark text:name="LC36"/></text:p>
          </table:table-cell>
          <table:table-cell table:style-name="Table1.A1" office:value-type="string">
            <text:p text:style-name="P14">getAllReviews<text:bookmark text:name="L37"/></text:p>
          </table:table-cell>
        </table:table-row>
        <table:table-row>
          <table:table-cell table:style-name="Table1.A1" office:value-type="string">
            <text:p text:style-name="P15"><text:bookmark text:name="LC37"/></text:p>
          </table:table-cell>
          <table:table-cell table:style-name="Table1.A1" office:value-type="string">
            <text:p text:style-name="P14">}</text:p>
          </table:table-cell>
        </table:table-row>
      </table:table>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BMPlexMono, monospace," svg:font-family="'IBMPlexMono, monospace,', 'Droid Sans Fallback', ', 'Droid Sans Mono',', ', monospace,', monospace, ', 'Droid Sans Fallback', 'font-weight: normal', 'font-size: 12px', 'line-height: 18px', 'white-space: pre'"/>
    <style:font-face style:name="Inter" svg:font-family="Inter, system-ui, apple-system, BlinkMacSystemFont, 'Segoe UI', Roboto, Oxygen, Ubuntu, Cantarell, 'Fira Sans', 'Droid Sans',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31T11:44:48.870905293</meta:creation-date>
    <dc:date>2023-04-13T22:22:32.384380183</dc:date>
    <meta:editing-duration>PT7H29M29S</meta:editing-duration>
    <meta:editing-cycles>10</meta:editing-cycles>
    <meta:generator>LibreOffice/7.3.6.2$Linux_X86_64 LibreOffice_project/30$Build-2</meta:generator>
    <meta:document-statistic meta:table-count="1" meta:image-count="0" meta:object-count="0" meta:page-count="9" meta:paragraph-count="283" meta:word-count="1943" meta:character-count="16214" meta:non-whitespace-character-count="12125"/>
  </office:meta>
</office:document-meta>
</file>